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4-02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3-01-31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2-01-2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1-04-2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1-02-0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20-01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9-01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8-01-1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7-01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6-01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5-01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4-01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2-01-1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1-02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10-01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131054615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